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0.002cm solid #ff3333"/>
    </style:style>
    <style:style style:name="ce3" style:family="table-cell" style:parent-style-name="Default" style:data-style-name="N114">
      <style:table-cell-properties fo:border="0.002cm solid #ff3333"/>
    </style:style>
    <style:style style:name="ce4" style:family="table-cell" style:parent-style-name="Default">
      <style:table-cell-properties fo:background-color="#eeeeee" fo:border="none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table table:name="Rounding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Strength</text:p>
          </table:table-cell>
          <table:table-cell table:style-name="Default"/>
          <table:table-cell/>
          <table:table-cell table:style-name="ce5" office:value-type="float" office:value="691.4">
            <text:p>691,4</text:p>
          </table:table-cell>
          <table:table-cell/>
          <table:table-cell office:value-type="string">
            <text:p>Unknown weaponstrength but end damage seems to round.</text:p>
          </table:table-cell>
          <table:table-cell table:number-columns-repeated="5"/>
        </table:table-row>
        <table:table-row table:style-name="ro1">
          <table:table-cell office:value-type="string">
            <text:p>Target Armor</text:p>
          </table:table-cell>
          <table:table-cell office:value-type="float" office:value="2600">
            <text:p>2600</text:p>
          </table:table-cell>
          <table:table-cell table:number-columns-repeated="9"/>
        </table:table-row>
        <table:table-row table:style-name="ro1">
          <table:table-cell office:value-type="string">
            <text:p>Efficient</text:p>
          </table:table-cell>
          <table:table-cell table:style-name="ce3" office:value-type="float" office:value="1.7">
            <text:p>1,7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office:value-type="float" office:value="926">
            <text:p>926</text:p>
          </table:table-cell>
          <table:table-cell table:style-name="ce2" office:value-type="float" office:value="976">
            <text:p>976</text:p>
          </table:table-cell>
          <table:table-cell table:style-name="ce2" office:value-type="float" office:value="1026">
            <text:p>1026</text:p>
          </table:table-cell>
          <table:table-cell table:style-name="ce2" office:value-type="float" office:value="1076">
            <text:p>1076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1176">
            <text:p>1176</text:p>
          </table:table-cell>
          <table:table-cell table:style-name="ce2" office:value-type="float" office:value="1226">
            <text:p>1226</text:p>
          </table:table-cell>
          <table:table-cell table:style-name="ce2" office:value-type="float" office:value="1716">
            <text:p>1716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2286">
            <text:p>2286</text:p>
          </table:table-cell>
        </table:table-row>
        <table:table-row table:style-name="ro1">
          <table:table-cell office:value-type="string">
            <text:p>Raw Damage</text:p>
          </table:table-cell>
          <table:table-cell table:style-name="ce4" table:formula="of:= [.$D2]*[.$B4]*[.B6]" office:value-type="float" office:value="1088401.88">
            <text:p>1088401,88</text:p>
          </table:table-cell>
          <table:table-cell table:style-name="ce4" table:formula="of:= [.$D2]*[.$B4]*[.C6]" office:value-type="float" office:value="1147170.88">
            <text:p>1147170,88</text:p>
          </table:table-cell>
          <table:table-cell table:style-name="ce4" table:formula="of:= [.$D2]*[.$B4]*[.D6]" office:value-type="float" office:value="1205939.88">
            <text:p>1205939,88</text:p>
          </table:table-cell>
          <table:table-cell table:style-name="ce4" table:formula="of:= [.$D2]*[.$B4]*[.E6]" office:value-type="float" office:value="1264708.88">
            <text:p>1264708,88</text:p>
          </table:table-cell>
          <table:table-cell table:style-name="ce4" table:formula="of:= [.$D2]*[.$B4]*[.F6]" office:value-type="float" office:value="1323477.88">
            <text:p>1323477,88</text:p>
          </table:table-cell>
          <table:table-cell table:style-name="ce4" table:formula="of:= [.$D2]*[.$B4]*[.G6]" office:value-type="float" office:value="1382246.88">
            <text:p>1382246,88</text:p>
          </table:table-cell>
          <table:table-cell table:style-name="ce4" table:formula="of:= [.$D2]*[.$B4]*[.H6]" office:value-type="float" office:value="1441015.88">
            <text:p>1441015,88</text:p>
          </table:table-cell>
          <table:table-cell table:style-name="ce4" table:formula="of:= [.$D2]*[.$B4]*[.I6]" office:value-type="float" office:value="2016952.08">
            <text:p>2016952,08</text:p>
          </table:table-cell>
          <table:table-cell table:style-name="ce4" table:formula="of:= [.$D2]*[.$B4]*[.J6]" office:value-type="float" office:value="2110982.48">
            <text:p>2110982,48</text:p>
          </table:table-cell>
          <table:table-cell table:style-name="ce4" table:formula="of:= [.$D2]*[.$B4]*[.K6]" office:value-type="float" office:value="2686918.68">
            <text:p>2686918,68</text:p>
          </table:table-cell>
        </table:table-row>
        <table:table-row table:style-name="ro1">
          <table:table-cell office:value-type="string">
            <text:p>Damage </text:p>
          </table:table-cell>
          <table:table-cell table:style-name="ce4" table:formula="of:=[.$D2]*[.B6]*[.$B4]/[.$B3]" office:value-type="float" office:value="418.616107692308">
            <text:p>418,62</text:p>
          </table:table-cell>
          <table:table-cell table:style-name="ce4" table:formula="of:=[.$D2]*[.C6]*[.$B4]/[.$B3]" office:value-type="float" office:value="441.219569230769">
            <text:p>441,22</text:p>
          </table:table-cell>
          <table:table-cell table:style-name="ce4" table:formula="of:=[.$D2]*[.D6]*[.$B4]/[.$B3]" office:value-type="float" office:value="463.823030769231">
            <text:p>463,82</text:p>
          </table:table-cell>
          <table:table-cell table:style-name="ce4" table:formula="of:=[.$D2]*[.E6]*[.$B4]/[.$B3]" office:value-type="float" office:value="486.426492307692">
            <text:p>486,43</text:p>
          </table:table-cell>
          <table:table-cell table:style-name="ce4" table:formula="of:=[.$D2]*[.F6]*[.$B4]/[.$B3]" office:value-type="float" office:value="509.029953846154">
            <text:p>509,03</text:p>
          </table:table-cell>
          <table:table-cell table:style-name="ce4" table:formula="of:=[.$D2]*[.G6]*[.$B4]/[.$B3]" office:value-type="float" office:value="531.633415384615">
            <text:p>531,63</text:p>
          </table:table-cell>
          <table:table-cell table:style-name="ce4" table:formula="of:=[.$D2]*[.H6]*[.$B4]/[.$B3]" office:value-type="float" office:value="554.236876923077">
            <text:p>554,24</text:p>
          </table:table-cell>
          <table:table-cell table:style-name="ce4" table:formula="of:=[.$D2]*[.I6]*[.$B4]/[.$B3]" office:value-type="float" office:value="775.7508">
            <text:p>775,75</text:p>
          </table:table-cell>
          <table:table-cell table:style-name="ce4" table:formula="of:=[.$D2]*[.J6]*[.$B4]/[.$B3]" office:value-type="float" office:value="811.916338461538">
            <text:p>811,92</text:p>
          </table:table-cell>
          <table:table-cell table:style-name="ce4" table:formula="of:=[.$D2]*[.K6]*[.$B4]/[.$B3]" office:value-type="float" office:value="1033.43026153846">
            <text:p>1033,43</text:p>
          </table:table-cell>
        </table:table-row>
        <table:table-row table:style-name="ro1">
          <table:table-cell office:value-type="string">
            <text:p>Damage </text:p>
          </table:table-cell>
          <table:table-cell office:value-type="float" office:value="419">
            <text:p>419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776">
            <text:p>776</text:p>
          </table:table-cell>
          <table:table-cell table:style-name="ce2" office:value-type="float" office:value="812">
            <text:p>812</text:p>
          </table:table-cell>
          <table:table-cell table:style-name="ce2" office:value-type="float" office:value="1033">
            <text:p>1033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Strength</text:p>
          </table:table-cell>
          <table:table-cell office:value-type="float" office:value="900">
            <text:p>900</text:p>
          </table:table-cell>
          <table:table-cell table:style-name="ce2" office:value-type="float" office:value="1100">
            <text:p>1100</text:p>
          </table:table-cell>
          <table:table-cell table:style-name="ce5" table:formula="of:=([.C12]+[.B12])/2 + 1.11" office:value-type="float" office:value="1001.11">
            <text:p>1001,11</text:p>
          </table:table-cell>
          <table:table-cell/>
          <table:table-cell office:value-type="string">
            <text:p>0.111% multiplier needed for correct damage!</text:p>
          </table:table-cell>
          <table:table-cell table:number-columns-repeated="5"/>
        </table:table-row>
        <table:table-row table:style-name="ro1">
          <table:table-cell office:value-type="string">
            <text:p>Target Armor</text:p>
          </table:table-cell>
          <table:table-cell office:value-type="float" office:value="2600">
            <text:p>2600</text:p>
          </table:table-cell>
          <table:table-cell table:number-columns-repeated="9"/>
        </table:table-row>
        <table:table-row table:style-name="ro1">
          <table:table-cell office:value-type="string">
            <text:p>Efficient</text:p>
          </table:table-cell>
          <table:table-cell table:style-name="ce3" office:value-type="float" office:value="3">
            <text:p>3,0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office:value-type="float" office:value="2470">
            <text:p>2470</text:p>
          </table:table-cell>
          <table:table-cell table:style-name="ce2" office:value-type="float" office:value="2750">
            <text:p>2750</text:p>
          </table:table-cell>
          <table:table-cell table:style-name="ce2" office:value-type="float" office:value="3130">
            <text:p>3130</text:p>
          </table:table-cell>
          <table:table-cell table:style-name="ce2" office:value-type="float" office:value="3420">
            <text:p>3420</text:p>
          </table:table-cell>
          <table:table-cell table:style-name="ce2" office:value-type="float" office:value="3565">
            <text:p>3565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3895">
            <text:p>3895</text:p>
          </table:table-cell>
          <table:table-cell table:style-name="ce2" office:value-type="float" office:value="3930">
            <text:p>3930</text:p>
          </table:table-cell>
          <table:table-cell table:number-columns-repeated="2"/>
        </table:table-row>
        <table:table-row table:style-name="ro1">
          <table:table-cell office:value-type="string">
            <text:p>Raw Damage</text:p>
          </table:table-cell>
          <table:table-cell table:style-name="ce4" table:formula="of:= [.$D12]*[.$B14]*[.B16]" office:value-type="float" office:value="7418225.1">
            <text:p>7418225,1</text:p>
          </table:table-cell>
          <table:table-cell table:style-name="ce4" table:formula="of:= [.$D12]*[.$B14]*[.C16]" office:value-type="float" office:value="8259157.5">
            <text:p>8259157,5</text:p>
          </table:table-cell>
          <table:table-cell table:style-name="ce4" table:formula="of:= [.$D12]*[.$B14]*[.D16]" office:value-type="float" office:value="9400422.9">
            <text:p>9400422,9</text:p>
          </table:table-cell>
          <table:table-cell table:style-name="ce4" table:formula="of:= [.$D12]*[.$B14]*[.E16]" office:value-type="float" office:value="10271388.6">
            <text:p>10271388,6</text:p>
          </table:table-cell>
          <table:table-cell table:style-name="ce4" table:formula="of:= [.$D12]*[.$B14]*[.F16]" office:value-type="float" office:value="10706871.45">
            <text:p>10706871,45</text:p>
          </table:table-cell>
          <table:table-cell table:style-name="ce4" table:formula="of:= [.$D12]*[.$B14]*[.G16]" office:value-type="float" office:value="12013320">
            <text:p>12013320</text:p>
          </table:table-cell>
          <table:table-cell table:style-name="ce4" table:formula="of:= [.$D12]*[.$B14]*[.H16]" office:value-type="float" office:value="11697970.35">
            <text:p>11697970,35</text:p>
          </table:table-cell>
          <table:table-cell table:style-name="ce4" table:formula="of:= [.$D12]*[.$B14]*[.I16]" office:value-type="float" office:value="11803086.9">
            <text:p>11803086,9</text:p>
          </table:table-cell>
          <table:table-cell table:number-columns-repeated="2"/>
        </table:table-row>
        <table:table-row table:style-name="ro1">
          <table:table-cell office:value-type="string">
            <text:p>Damage </text:p>
          </table:table-cell>
          <table:table-cell table:style-name="ce4" table:formula="of:=[.$D12]*[.B16]*[.$B14]/[.$B13]" office:value-type="float" office:value="2853.1635">
            <text:p>2853,16</text:p>
          </table:table-cell>
          <table:table-cell table:style-name="ce4" table:formula="of:=[.$D12]*[.C16]*[.$B14]/[.$B13]" office:value-type="float" office:value="3176.59903846154">
            <text:p>3176,6</text:p>
          </table:table-cell>
          <table:table-cell table:style-name="ce4" table:formula="of:=[.$D12]*[.D16]*[.$B14]/[.$B13]" office:value-type="float" office:value="3615.54726923077">
            <text:p>3615,55</text:p>
          </table:table-cell>
          <table:table-cell table:style-name="ce4" table:formula="of:=[.$D12]*[.E16]*[.$B14]/[.$B13]" office:value-type="float" office:value="3950.53407692308">
            <text:p>3950,53</text:p>
          </table:table-cell>
          <table:table-cell table:style-name="ce4" table:formula="of:=[.$D12]*[.F16]*[.$B14]/[.$B13]" office:value-type="float" office:value="4118.02748076923">
            <text:p>4118,03</text:p>
          </table:table-cell>
          <table:table-cell table:style-name="ce4" table:formula="of:=[.$D12]*[.G16]*[.$B14]/[.$B13]" office:value-type="float" office:value="4620.50769230769">
            <text:p>4620,51</text:p>
          </table:table-cell>
          <table:table-cell table:style-name="ce4" table:formula="of:=[.$D12]*[.H16]*[.$B14]/[.$B13]" office:value-type="float" office:value="4499.21936538462">
            <text:p>4499,22</text:p>
          </table:table-cell>
          <table:table-cell table:style-name="ce4" table:formula="of:=[.$D12]*[.I16]*[.$B14]/[.$B13]" office:value-type="float" office:value="4539.64880769231">
            <text:p>4539,65</text:p>
          </table:table-cell>
          <table:table-cell table:number-columns-repeated="2"/>
        </table:table-row>
        <table:table-row table:style-name="ro1">
          <table:table-cell office:value-type="string">
            <text:p>Damage </text:p>
          </table:table-cell>
          <table:table-cell office:value-type="float" office:value="2853">
            <text:p>2853</text:p>
          </table:table-cell>
          <table:table-cell table:style-name="ce2" office:value-type="float" office:value="3177">
            <text:p>3177</text:p>
          </table:table-cell>
          <table:table-cell table:style-name="ce2" office:value-type="float" office:value="3616">
            <text:p>3616</text:p>
          </table:table-cell>
          <table:table-cell table:style-name="ce2" office:value-type="float" office:value="3951">
            <text:p>3951</text:p>
          </table:table-cell>
          <table:table-cell table:style-name="ce2" office:value-type="float" office:value="4118">
            <text:p>4118</text:p>
          </table:table-cell>
          <table:table-cell table:style-name="ce2" office:value-type="float" office:value="4621">
            <text:p>4621</text:p>
          </table:table-cell>
          <table:table-cell table:style-name="ce2" office:value-type="float" office:value="4499">
            <text:p>4499</text:p>
          </table:table-cell>
          <table:table-cell table:style-name="ce2" office:value-type="float" office:value="4540">
            <text:p>454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1.12.2014</text:date>, <text:time>11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38S</meta:editing-duration>
    <meta:editing-cycles>12</meta:editing-cycles>
    <meta:generator>OpenOffice/4.1.1$Win32 OpenOffice.org_project/411m6$Build-9775</meta:generator>
    <dc:date>2014-12-01T11:59:07.40</dc:date>
    <dc:creator>Jere Kuusela</dc:creator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